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terns of Life HMW 6<text:tab/><text:tab/><text:tab/><text:tab/><text:tab/><text:tab/><text:tab/><text:tab/>Francesco Pancaldi</text:p>
      <text:p text:style-name="Standard">E. Coli Transcriptional Network<text:tab/><text:tab/><text:tab/><text:tab/><text:tab/><text:tab/><text:tab/>11/03/2014</text:p>
      <text:p text:style-name="Standard"/>
      <text:p text:style-name="Standard">Introduction</text:p>
      <text:p text:style-name="Standard"/>
      <text:p text:style-name="Standard">Many living organism functions depend on production of certain chemical polymers called proteins. The recipe for these protein is contained in the cell genetic code, called DNA, and is transmitted by <text:s text:c="5"/>m-RNA to the ribosome “protein-factories” and assembled through t-RNA. </text:p>
      <text:p text:style-name="Standard">The copy of a portion of DNA by m-RNA is initiated through the attachment of a molecule called transcription factor to a portion of DNA next to the site encoding a specific gene.</text:p>
      <text:p text:style-name="Standard">The role of the transcription factors is to integrate signals from inside and outside the cells and consequently enable the transcription of a specific portion of DNA.</text:p>
      <text:p text:style-name="Standard">Moreover, transcription factors can target other transcription factors. This connections are collected in the so called Transcription Network of the cell, containing all the interaction between different <text:s/>Tfs, both activators and repressors, where the first induces production of the element its acting on while the second inhibits it.</text:p>
      <text:p text:style-name="Standard">In this homework we will provide one possible implementation of the E. Coli transcription Network as provided in [1] and will observe the behavior of the solution with respect to different initial conditions and perturbation of the steady state.</text:p>
      <text:p text:style-name="Standard"/>
      <text:p text:style-name="Standard">Results and Discussion</text:p>
      <text:p text:style-name="Standard"/>
      <text:p text:style-name="Standard">A transcription network consist of all the interactions between different TFs. Usually these are visualized through graphs in which each node correspond to one specific TF and the directed edges between nodes indicate that the TF at the origin of the edge acts on the one at the end of it. Moreover, as previously stated, the interaction between TFs can either be positive or negative. A positive interaction of A on B will increase the quantity of B and A will be called an activator, while a negative interaction of A on B will decrease the quantity of B and A will be called a repressor. Furthermore, some TFs can act both as repressor and activators in this case we will say that A as a dual action on B.</text:p>
      <text:p text:style-name="Standard">The strength of the connection usually varies from connection to connection, but since in the data provided in [1] no weight were included we will considered each connection to have the same strength (as an absolute value) and will only distinguish between activation, repression and dual effect.</text:p>
      <text:p text:style-name="Standard">An other important element of these interactions is the fact that the interaction are significant only if the quantity of A is big enough (after a threshold K). We can think of this either us an Hill function or a logic circuit in which the value of the function is close to zero (or zero) before a value K, and increases sharply after that value (or has a jump) to a non zero value (positive for activation negative for repression). In our implementation we will use logic functions with the same K value for all the TFs, and for both activation and repression we have 0 before K and 1 or -1 after, while for the dual case we have -1 before K and 1 after (similar results are obtain using 1 before K and -1 after).</text:p>
      <text:p text:style-name="Standard">The data provided in [1] consist of three column vectors where the first column carry the operon number the second the transiction factor number and the last the type of interaction activation, repression or dual. There are 578 interaction for 423 TFs in the database.</text:p>
      <text:p text:style-name="Standard">Our matlab code first converts the 578x3 matrix given by [1] in a 423x423 matrix in which each row represent one operon and the entries in the column represent the interaction of that specific <text:s/>columnTF on the row operon, with 0 no connection, 1 activation, 2 repression, 3 dual.</text:p>
      <text:p text:style-name="Standard">Then we derive a set of 423 ODEs (one for each operno) in 423 variables (one for each TF) using the connection matrix to determine the rate change for the concentration of each operon as the sum of all the interaction with the TFs ( through switch functions as previously described) and the degradation of the operon (this is kept constant and the same for everyone).</text:p>
      <text:p text:style-name="Standard"><text:soft-page-break/>Finally we are solving the ODEs system using ode45 with the “NonNegative” option ON (this keeps our solution non negative since we are working with molecule concentrations) and a random initial condition.</text:p>
      <text:p text:style-name="Standard">We can see in the following picture an example of solution.</text:p>
      <text:p text:style-name="Standard"/>
      <text:p text:style-name="Standard">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Pancaldi</meta:initial-creator>
    <meta:creation-date>2014-11-03T17:17:23.79</meta:creation-date>
    <dc:date>2014-11-03T19:07:49.59</dc:date>
    <dc:creator>Francesco Pancaldi</dc:creator>
    <meta:editing-duration>PT1H18M24S</meta:editing-duration>
    <meta:editing-cycles>2</meta:editing-cycles>
    <meta:generator>OpenOffice/4.1.0$Win32 OpenOffice.org_project/410m18$Build-9764</meta:generator>
    <meta:document-statistic meta:table-count="0" meta:image-count="0" meta:object-count="0" meta:page-count="2" meta:paragraph-count="18" meta:word-count="721" meta:character-count="4228"/>
  </office:meta>
</office:document-meta>
</file>